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Schupfnudelauflauf mit getrockneten Tomate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rree</text:p>
          </table:table-cell>
          <table:table-cell table:formula="of:=0.5*[.$B$3]" office:value-type="float" office:value="2" calcext:value-type="float">
            <text:p>2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rocknete Tomaten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chupfnudeln</text:p>
          </table:table-cell>
          <table:table-cell table:formula="of:=150*[.$B$3]"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</text:p>
          </table:table-cell>
          <table:table-cell table:formula="of:=0.75*[.$B$3]" office:value-type="float" office:value="3" calcext:value-type="float">
            <text:p>3</text:p>
          </table:table-cell>
          <table:table-cell office:value-type="string" calcext:value-type="string">
            <text:p>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hne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eisestärke</text:p>
          </table:table-cell>
          <table:table-cell table:formula="of:=0.25*[.$B$3]" office:value-type="float" office:value="1" calcext:value-type="float">
            <text:p>1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müsebrühe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ibekäse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" office:value-type="string" calcext:value-type="string">
            <text:p>1) Lauch putzen, waschen und in Ringe schneid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Tomaten in Würfel schneiden.</text:p>
          </table:table-cell>
          <table:table-cell table:style-name="ce3" table:number-columns-repeated="7"/>
        </table:table-row>
        <table:table-row table:style-name="ro3">
          <table:table-cell table:style-name="ce3" office:value-type="string" calcext:value-type="string">
            <text:p>3) Lauch unter Wenden 5-8 Minuten in einer Pfanne dünsten. Evt. 3-4 EL Wasser dazugeben. </text:p>
            <text:p>Mit Salz und Pfeffer würz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Schupfnudedln in kochendem Salzwasser e2-3 Minuten erhutzen. Abgießen und abtropfen lass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Auflaufform mit Butter fet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6) Schupfnudeln mit Lauch und Tomaten mischen und in die Form geb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7) Sahne, Stärke und Brühe miteinander verrühren und mit Salz und Pfeffer würzen. (Wenn Tomaten gesalzen, für die Brühe weniger Salz nehmen.)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8) Sahnemischung über den Auflauf gießen und mit Käse bestreuen.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9) 10 Minten bei 200°C im vorgeheizten Backofen überbacken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0:10:47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1-04-14T10:20:52.498000000</dc:date>
    <meta:editing-duration>PT1H41M25S</meta:editing-duration>
    <meta:editing-cycles>22</meta:editing-cycles>
    <meta:document-statistic meta:table-count="1" meta:cell-count="37" meta:object-count="0"/>
  </office:meta>
</office:document-meta>
</file>